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ingMessageConverterTests.customPayloadConver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ingMessageConverterTests.simpl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ingMessageConverterTests.onlyHandle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MessageConverter.fromMessage( jakarta . jms .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